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a6d" officeooo:paragraph-rsid="0006aa6d"/>
    </style:style>
    <style:style style:name="P2" style:family="paragraph" style:parent-style-name="Standard">
      <style:text-properties officeooo:rsid="0006aa6d" officeooo:paragraph-rsid="0006aa6d"/>
    </style:style>
    <style:style style:name="P3" style:family="paragraph" style:parent-style-name="Standard">
      <style:text-properties officeooo:rsid="0006aa6d" officeooo:paragraph-rsid="000b1585"/>
    </style:style>
    <style:style style:name="T1" style:family="text">
      <style:text-properties officeooo:rsid="000b1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imorosos</text:p>
      <text:p text:style-name="P1"/>
      <text:p text:style-name="P1">Sistema para quemar a los morosos</text:p>
      <text:p text:style-name="P1"/>
      <text:p text:style-name="P1">iniciar <text:span text:style-name="T1">sesión</text:span> para poder publicar queja</text:p>
      <text:p text:style-name="P1">registrar quejas cuando un cliente se convierte en deudor</text:p>
      <text:p text:style-name="P1">revisar base de datos para buscar personas con quejas</text:p>
      <text:p text:style-name="P1"/>
      <text:p text:style-name="P1">Mercado: Personas en la industria del calzado</text:p>
      <text:p text:style-name="P1"/>
      <text:p text:style-name="P1"><text:span text:style-name="T1">El sistema tendrá </text:span>un periodo de gracia <text:span text:style-name="T1">antes de que se active la publicación.</text:span></text:p>
      <text:p text:style-name="P3"><text:span text:style-name="T1">E</text:span>l proveedor <text:span text:style-name="T1">publicara su queja</text:span> pero <text:span text:style-name="T1">tendrá</text:span> unas horas <text:span text:style-name="T1">o</text:span> unos <text:span text:style-name="T1">días</text:span> antes de que se pueda ver <text:span text:style-name="T1">públicamente</text:span>, entonces <text:span text:style-name="T1">podrá</text:span> ser pagado <text:span text:style-name="T1">para</text:span> eliminar <text:span text:style-name="T1">la queja </text:span>antes de que se publique, pero si <text:span text:style-name="T1">el cliente</text:span> no paga a tiempo entonces se publicara y <text:span text:style-name="T1">aparecerá</text:span> en rojo, si paga <text:span text:style-name="T1">después</text:span> cambia<text:span text:style-name="T1">ra</text:span> a verde pero ya <text:span text:style-name="T1">estará</text:span> public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'Segoe UI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09:50.440533619</meta:creation-date>
    <dc:date>2018-09-30T17:06:54.871853445</dc:date>
    <meta:editing-duration>PT30M24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109" meta:character-count="634" meta:non-whitespace-character-count="533"/>
  </office:meta>
</office:document-meta>
</file>